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4f14d2"/>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4af4a0"/>
    </style:style>
    <style:style style:name="P17" style:family="paragraph" style:parent-style-name="Text_20_body">
      <style:paragraph-properties fo:line-height="150%"/>
      <style:text-properties style:font-name="Liberation Sans" officeooo:rsid="004af4a0" officeooo:paragraph-rsid="004af4a0"/>
    </style:style>
    <style:style style:name="P18" style:family="paragraph" style:parent-style-name="Text_20_body">
      <style:paragraph-properties fo:line-height="150%"/>
      <style:text-properties style:font-name="Liberation Sans" officeooo:rsid="0037ff87" officeooo:paragraph-rsid="0037ff87"/>
    </style:style>
    <style:style style:name="P19" style:family="paragraph" style:parent-style-name="Text_20_body">
      <style:paragraph-properties fo:line-height="150%"/>
      <style:text-properties style:font-name="Liberation Sans" officeooo:rsid="003c0947" officeooo:paragraph-rsid="003c0947"/>
    </style:style>
    <style:style style:name="P20" style:family="paragraph" style:parent-style-name="Text_20_body">
      <style:paragraph-properties fo:line-height="150%"/>
      <style:text-properties style:font-name="Liberation Sans" officeooo:rsid="0042501b" officeooo:paragraph-rsid="0042501b"/>
    </style:style>
    <style:style style:name="P21" style:family="paragraph" style:parent-style-name="Heading_20_1">
      <style:paragraph-properties fo:line-height="150%"/>
      <style:text-properties style:font-name="Liberation Sans" officeooo:paragraph-rsid="0037ff87"/>
    </style:style>
    <style:style style:name="P22" style:family="paragraph" style:parent-style-name="Text_20_body">
      <style:paragraph-properties fo:line-height="150%"/>
      <style:text-properties style:font-name="Liberation Sans" officeooo:rsid="00052da4" officeooo:paragraph-rsid="00052da4"/>
    </style:style>
    <style:style style:name="P23" style:family="paragraph" style:parent-style-name="Text_20_body">
      <style:paragraph-properties fo:line-height="150%"/>
    </style:style>
    <style:style style:name="P24" style:family="paragraph" style:parent-style-name="Heading_20_1">
      <style:paragraph-properties fo:line-height="150%" fo:break-before="page"/>
      <style:text-properties style:font-name="Liberation Sans"/>
    </style:style>
    <style:style style:name="P25"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26" style:family="paragraph" style:parent-style-name="Text_20_body">
      <style:paragraph-properties fo:line-height="150%" fo:orphans="0"/>
      <style:text-properties fo:color="#000000" loext:opacity="100%" style:font-name="Liberation Sans" fo:background-color="#ffffff"/>
    </style:style>
    <style:style style:name="P27" style:family="paragraph" style:parent-style-name="Text_20_body">
      <style:paragraph-properties fo:line-height="150%" fo:orphans="0"/>
      <style:text-properties fo:color="#000000" loext:opacity="100%" style:font-name="Calibri" fo:background-color="#ffffff"/>
    </style:style>
    <style:style style:name="P28" style:family="paragraph" style:parent-style-name="Text_20_body">
      <style:paragraph-properties fo:line-height="150%" fo:orphans="0"/>
      <style:text-properties fo:color="#000000" loext:opacity="100%" style:font-name="Calibri" officeooo:paragraph-rsid="004c4e27" fo:background-color="#ffffff"/>
    </style:style>
    <style:style style:name="P29"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30" style:family="paragraph" style:parent-style-name="Text_20_body">
      <style:paragraph-properties fo:line-height="150%" fo:orphans="0"/>
      <style:text-properties fo:color="#000000" loext:opacity="100%" style:font-name="Calibri" officeooo:rsid="0038ec25" fo:background-color="#ffffff"/>
    </style:style>
    <style:style style:name="P31"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4f14d2"/>
    </style:style>
    <style:style style:name="T8" style:family="text">
      <style:text-properties officeooo:rsid="0009553f"/>
    </style:style>
    <style:style style:name="T9" style:family="text">
      <style:text-properties officeooo:rsid="000aa7b1"/>
    </style:style>
    <style:style style:name="T10" style:family="text">
      <style:text-properties officeooo:rsid="000bd353"/>
    </style:style>
    <style:style style:name="T11" style:family="text">
      <style:text-properties officeooo:rsid="000d2d3a"/>
    </style:style>
    <style:style style:name="T12" style:family="text">
      <style:text-properties officeooo:rsid="001002c0"/>
    </style:style>
    <style:style style:name="T13" style:family="text">
      <style:text-properties officeooo:rsid="001326ac"/>
    </style:style>
    <style:style style:name="T14" style:family="text">
      <style:text-properties officeooo:rsid="00150cc6"/>
    </style:style>
    <style:style style:name="T15" style:family="text">
      <style:text-properties officeooo:rsid="001a803e"/>
    </style:style>
    <style:style style:name="T16" style:family="text">
      <style:text-properties officeooo:rsid="0018cdc3"/>
    </style:style>
    <style:style style:name="T17" style:family="text">
      <style:text-properties style:font-name="Liberation Sans" officeooo:rsid="00150cc6"/>
    </style:style>
    <style:style style:name="T18" style:family="text">
      <style:text-properties style:font-name="Liberation Sans" officeooo:rsid="0018cdc3"/>
    </style:style>
    <style:style style:name="T19" style:family="text">
      <style:text-properties style:font-name="Liberation Sans" officeooo:rsid="001a803e"/>
    </style:style>
    <style:style style:name="T20" style:family="text">
      <style:text-properties style:font-name="Liberation Sans" officeooo:rsid="00294e46"/>
    </style:style>
    <style:style style:name="T21" style:family="text">
      <style:text-properties style:font-name="Liberation Sans" officeooo:rsid="001afa32"/>
    </style:style>
    <style:style style:name="T22" style:family="text">
      <style:text-properties style:font-name="Liberation Sans" officeooo:rsid="001bc0c1"/>
    </style:style>
    <style:style style:name="T23" style:family="text">
      <style:text-properties style:font-name="Liberation Sans" officeooo:rsid="001c4ce8"/>
    </style:style>
    <style:style style:name="T24" style:family="text">
      <style:text-properties style:font-name="Liberation Sans" officeooo:rsid="001ef79b"/>
    </style:style>
    <style:style style:name="T25" style:family="text">
      <style:text-properties style:font-name="Liberation Sans" officeooo:rsid="004f14d2"/>
    </style:style>
    <style:style style:name="T26" style:family="text">
      <style:text-properties officeooo:rsid="0020d5bd"/>
    </style:style>
    <style:style style:name="T27" style:family="text">
      <style:text-properties officeooo:rsid="0021e058"/>
    </style:style>
    <style:style style:name="T28" style:family="text">
      <style:text-properties officeooo:rsid="00294e46"/>
    </style:style>
    <style:style style:name="T29" style:family="text">
      <style:text-properties officeooo:rsid="00239767"/>
    </style:style>
    <style:style style:name="T30" style:family="text">
      <style:text-properties officeooo:rsid="0024071c"/>
    </style:style>
    <style:style style:name="T31" style:family="text">
      <style:text-properties officeooo:rsid="002504bd"/>
    </style:style>
    <style:style style:name="T32" style:family="text">
      <style:text-properties officeooo:rsid="0028f439"/>
    </style:style>
    <style:style style:name="T33" style:family="text">
      <style:text-properties officeooo:rsid="0026c14d"/>
    </style:style>
    <style:style style:name="T34" style:family="text">
      <style:text-properties officeooo:rsid="0028bba7"/>
    </style:style>
    <style:style style:name="T35" style:family="text">
      <style:text-properties officeooo:rsid="002a1f98"/>
    </style:style>
    <style:style style:name="T36" style:family="text">
      <style:text-properties officeooo:rsid="004fde6d"/>
    </style:style>
    <style:style style:name="T37" style:family="text">
      <style:text-properties officeooo:rsid="002ce345"/>
    </style:style>
    <style:style style:name="T38" style:family="text">
      <style:text-properties officeooo:rsid="002e5274"/>
    </style:style>
    <style:style style:name="T39" style:family="text">
      <style:text-properties officeooo:rsid="003031c6"/>
    </style:style>
    <style:style style:name="T40" style:family="text">
      <style:text-properties officeooo:rsid="0031ac89"/>
    </style:style>
    <style:style style:name="T41" style:family="text">
      <style:text-properties officeooo:rsid="00346b13"/>
    </style:style>
    <style:style style:name="T42" style:family="text">
      <style:text-properties officeooo:rsid="0034807f"/>
    </style:style>
    <style:style style:name="T43" style:family="text">
      <style:text-properties officeooo:rsid="00492e68"/>
    </style:style>
    <style:style style:name="T44" style:family="text">
      <style:text-properties officeooo:rsid="0049ce91"/>
    </style:style>
    <style:style style:name="T45" style:family="text">
      <style:text-properties officeooo:rsid="004c24a0"/>
    </style:style>
    <style:style style:name="T46" style:family="text">
      <style:text-properties officeooo:rsid="004c4e27"/>
    </style:style>
    <style:style style:name="T47" style:family="text">
      <style:text-properties officeooo:rsid="004c458b"/>
    </style:style>
    <style:style style:name="T48" style:family="text">
      <style:text-properties officeooo:rsid="0038ec25"/>
    </style:style>
    <style:style style:name="T49" style:family="text">
      <style:text-properties officeooo:rsid="003a800d"/>
    </style:style>
    <style:style style:name="T50" style:family="text">
      <style:text-properties officeooo:rsid="004d8520"/>
    </style:style>
    <style:style style:name="T51" style:family="text">
      <style:text-properties officeooo:rsid="003e374d"/>
    </style:style>
    <style:style style:name="T52" style:family="text">
      <style:text-properties officeooo:rsid="003f629d"/>
    </style:style>
    <style:style style:name="T53" style:family="text">
      <style:text-properties officeooo:rsid="0043842a"/>
    </style:style>
    <style:style style:name="T54" style:family="text">
      <style:text-properties officeooo:rsid="00457b8a"/>
    </style:style>
    <style:style style:name="T55" style:family="text">
      <style:text-properties officeooo:rsid="0046c3c1"/>
    </style:style>
    <style:style style:name="T56" style:family="text">
      <style:text-properties officeooo:rsid="00475c6a"/>
    </style:style>
    <style:style style:name="T57" style:family="text">
      <style:text-properties fo:font-style="italic"/>
    </style:style>
    <style:style style:name="T58" style:family="text">
      <style:text-properties officeooo:rsid="001149dc"/>
    </style:style>
    <style:style style:name="T59" style:family="text">
      <style:text-properties officeooo:rsid="001afa32"/>
    </style:style>
    <style:style style:name="T60" style:family="text">
      <style:text-properties officeooo:rsid="001c4ce8"/>
    </style:style>
    <style:style style:name="T61" style:family="text">
      <style:text-properties officeooo:rsid="001ef79b"/>
    </style:style>
    <style:style style:name="T62" style:family="text">
      <style:text-properties fo:font-weight="normal" style:font-weight-asian="normal" style:font-weight-complex="normal"/>
    </style:style>
    <style:style style:name="T63" style:family="text">
      <style:text-properties fo:font-weight="normal" officeooo:rsid="004c4e27" style:font-weight-asian="normal" style:font-weight-complex="normal"/>
    </style:style>
    <style:style style:name="T64" style:family="text">
      <style:text-properties fo:font-weight="normal" officeooo:rsid="004c24a0" style:font-weight-asian="normal" style:font-weight-complex="normal"/>
    </style:style>
    <style:style style:name="T65" style:family="text">
      <style:text-properties officeooo:rsid="00369d33"/>
    </style:style>
    <style:style style:name="T66" style:family="text">
      <style:text-properties officeooo:rsid="003c0947"/>
    </style:style>
    <style:style style:name="T67" style:family="text">
      <style:text-properties style:font-name="Calibri"/>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text:span><text:span text:style-name="T7">is</text:span><text:span text:style-name="T4"> measured "</text:span>by the abundance of insects<text:span text:style-name="T4">...</text:span>the diversity of insects<text:span text:style-name="T4">...</text:span>and the distribution of insects<text:span text:style-name="T4">"[2]</text:span><text:span text:style-name="T8"> and expert publications are </text:span><text:span text:style-name="T7">attributing</text:span><text:span text:style-name="T8"> this to a number of factors; including climate change, the use of pesticides, and habitat loss[3]</text:span><text:span text:style-name="T9">. This has become such a concern over recent years that the UK </text:span>Department for Environment, Food, and Rural Affairs<text:span text:style-name="T9"> (henceforth DEFRA)</text:span><text:span text:style-name="T10"> </text:span><text:span text:style-name="T7">has </text:span><text:span text:style-name="T10">opened an investigation into the causes and the impact in food production.</text:span><text:span text:style-name="T9"> </text:span></text:p>
      <text:p text:style-name="P9">One potential <text:span text:style-name="T11">route to a solution is in the realm of </text:span><text:span text:style-name="T12">Machine Learning</text:span><text:span text:style-name="T11">.</text:span><text:span text:style-name="T12"> This is a subset of the field of Artificial Intelligence that prioritises autonomous learning based on a set of provided data so a machine can make accurate inference about new data.[4]</text:span><text:span text:style-name="T13"> This field has come under the limelight in recent years due to the prevalence of Large Language Models [5] and diffusion models for text and image generation, but </text:span><text:span text:style-name="T7">specialised neural networks utilising deep learning techniques can be designed </text:span><text:span text:style-name="T13">for a number of tasks based on the data provided during the learning process</text:span><text:span text:style-name="T14">, which </text:span><text:span text:style-name="T7">can be</text:span><text:span text:style-name="T14"> </text:span><text:span text:style-name="T15">subdivided into 3 different classifications [6]</text:span><text:span text:style-name="T16">:</text:span></text:p>
      <text:list text:style-name="L1">
        <text:list-item>
          <text:p text:style-name="P10"><text:span text:style-name="T17">Supervised learning</text:span><text:span text:style-name="T18"> - </text:span><text:span text:style-name="T19">when "the model is trained on a labeled (sic) dataset" [6]</text:span><text:span text:style-name="T20"> where the data is used for classification purposes, and input during production will be classified against it's closeness to these groups. </text:span><text:span text:style-name="T19">There are a number of algorithms that fall into this category, one being the Naive Bayes Classifiers algorithm used in </text:span><text:span text:style-name="T21">email systems to classify spam emails [7][8]</text:span><text:span text:style-name="T22">.</text:span></text:p>
        </text:list-item>
        <text:list-item>
          <text:p text:style-name="P11"><text:span text:style-name="T18">Unsupervised learning - </text:span><text:span text:style-name="T20">Algorithms</text:span><text:span text:style-name="T22"> for clustering or grouping of different </text:span><text:span text:style-name="T20">input</text:span><text:span text:style-name="T22"> data "to categorize data points according to value similarity" [6]</text:span><text:span text:style-name="T20">. One such example</text:span><text:span text:style-name="T22"> </text:span><text:span text:style-name="T20">i</text:span><text:span text:style-name="T22">s the K-means clustering algorithm that </text:span><text:span text:style-name="T23">was originally designed</text:span><text:span text:style-name="T22"> </text:span><text:span text:style-name="T23">for signal processing</text:span><text:span text:style-name="T22"> </text:span><text:span text:style-name="T23">[9] but has been adapted </text:span><text:span text:style-name="T20">for</text:span><text:span text:style-name="T23"> </text:span><text:span text:style-name="T24">document classification, customer segmentation, and insurance fraud detection [10]</text:span><text:span text:style-name="T25">.</text:span></text:p>
        </text:list-item>
        <text:list-item>
          <text:p text:style-name="P12">Reinforcement learning - <text:span text:style-name="T26">A method of training a data model "that trains algorithms using a system of reward and punishment" [6]</text:span><text:span text:style-name="T27"> via decision trees that the algorithm </text:span><text:span text:style-name="T28">dynamically </text:span><text:span text:style-name="T27">adjusts based on new input</text:span><text:span text:style-name="T26">. Reinforcement learning </text:span><text:span text:style-name="T27">has been found in </text:span><text:soft-page-break/><text:span text:style-name="T27">Video Game AI and robotics, where it's used for path detection and non-player character automation, and in </text:span><text:span text:style-name="T29">self-driving vehicles[11]</text:span><text:span text:style-name="T30">.</text:span></text:p>
        </text:list-item>
      </text:list>
      <text:p text:style-name="P13">For this essay, we have been provided a number of datasets from the Joint Nature Conservation Committee<text:span text:style-name="T31"> (henceforth JNCC)</text:span><text:span text:style-name="T32">[12]</text:span><text:span text:style-name="T31"> </text:span><text:span text:style-name="T7">surrounding</text:span><text:span text:style-name="T31"> trends in insect diversity and the agri-environmental schemes the government have </text:span><text:span text:style-name="T7">offered</text:span><text:span text:style-name="T31"> to support the UK's insect populations. We intend to extract a limited dataset that reflects the </text:span><text:span text:style-name="T33">population of various insects and the amount of land covered by </text:span><text:span text:style-name="T32">these</text:span><text:span text:style-name="T33"> schemes</text:span><text:span text:style-name="T32">,</text:span><text:span text:style-name="T33"> then use a </text:span><text:span text:style-name="T34">hill-walking algorithm to detect which</text:span><text:span text:style-name="T35"> other</text:span><text:span text:style-name="T34"> insect population values best predict population changes</text:span><text:span text:style-name="T35"> in bees</text:span><text:span text:style-name="T34">, then apply linear regression to detect the level of impact that the government schemes have had</text:span><text:span text:style-name="T32"> as a proof of concep</text:span><text:span text:style-name="T28">t</text:span><text:span text:style-name="T36">, modelling a form of supervised learning.</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7">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8">However, due to it's recency, the FloralArea algorithm[14] appears to be untested in the field. </text:span></text:p>
      <text:p text:style-name="P16">Due to the changes in climate over the recent decades<text:span text:style-name="T39">[15]</text:span>, and it's impact on the <text:span text:style-name="T39">natural world[16,17]</text:span><text:span text:style-name="T40">,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41">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42"> have a statistically significant impact. </text:span><text:span text:style-name="T43">While this is a study that should be repeated across multiple locations and times of the year to verify the soundness of it's conclusions, we can infer from </text:span><text:span text:style-name="T44">the results that encouraging new plant growth would benefit bees and other pollinators, possibly to the point of aiding in expanding their population. </text:span></text:p>
      <text:p text:style-name="P17">The conclusions and research of these two papers can be used to guide further agri-environmental schemes to better results, aiding in identifying better land to support and exactly what money from funding should go towards; higher densities of flowering plants in <text:soft-page-break/>areas where bees and other pollinators are found. <text:span text:style-name="T45">However, these are not the only areas of growth or reparation that are needed, as laid out in a report from Natural England[</text:span><text:span text:style-name="T46">1</text:span><text:span text:style-name="T45">9], as areas such as ponds and wetlands also need attending. </text:span><text:span text:style-name="T47">The results from varying schemes appear to be positive, but requiring further improvements.</text:span></text:p>
      <text:p text:style-name="P18">There are a number of papers published in recent years applying artificial intelligence to researching the <text:span text:style-name="T48">behaviour of a number of insect species</text:span>, such as applying a pre-trained deep neural network "for stereotypical behaviour identification" of larvae[<text:span text:style-name="T46">20</text:span>]<text:span text:style-name="T48">, the "development of animal biosensor systems"[2</text:span><text:span text:style-name="T46">1</text:span><text:span text:style-name="T48">] through use of both a convoluted neural network and a recurrent neural network, and </text:span><text:span text:style-name="T49">the use of machine learning techniques to "predict agrochemical contamination in bees"[2</text:span><text:span text:style-name="T46">2</text:span><text:span text:style-name="T49">],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19">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6">3</text:span>], malware <text:span text:style-name="T50">on android phones</text:span>[2<text:span text:style-name="T46">4</text:span>], and risks in "post-earthquake transportation network connectivity"[2<text:span text:style-name="T46">5</text:span>]. <text:span text:style-name="T51">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6">6</text:span><text:span text:style-name="T51">] - </text:span><text:span text:style-name="T52">in a number of subfields of medicine.[2</text:span><text:span text:style-name="T46">7</text:span><text:span text:style-name="T52">]</text:span></text:p>
      <text:p text:style-name="P20">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53">where no pre-existing model exists. </text:span><text:span text:style-name="T54">The biggest bottleneck is the collection and usefulness of the data input -- more data doesn't always equate to better. There is also the problem of overfitting to be aware of, where a model is overwhelmed with too much data and isn't able to make any </text:span><text:span text:style-name="T55">usable</text:span><text:span text:style-name="T54"> inferences</text:span><text:span text:style-name="T55">[2</text:span><text:span text:style-name="T46">8</text:span><text:span text:style-name="T55">].</text:span><text:span text:style-name="T56"> There are a number of approaches that can be taken to avoid overfitting, including splitting up the data into a training set and testing set, providing a larger dataset, and modifying the number and size of the layers in the model itself[2</text:span><text:span text:style-name="T46">9</text:span><text:span text:style-name="T56">].</text:span></text:p>
      <text:h text:style-name="P21" text:outline-level="1"><text:bookmark-start text:name="__RefHeading___Toc658_476591237"/><text:soft-page-break/>3. Research Design<text:bookmark-end text:name="__RefHeading___Toc658_476591237"/></text:h>
      <text:p text:style-name="P22"/>
      <text:h text:style-name="P7" text:outline-level="1"><text:bookmark-start text:name="__RefHeading___Toc660_476591237"/>4. Experimental Results and Analysis<text:bookmark-end text:name="__RefHeading___Toc660_476591237"/></text:h>
      <text:p text:style-name="P22"/>
      <text:h text:style-name="P7" text:outline-level="1"><text:bookmark-start text:name="__RefHeading___Toc662_476591237"/>5. Conclusion<text:bookmark-end text:name="__RefHeading___Toc662_476591237"/></text:h>
      <text:p text:style-name="P23"/>
      <text:p text:style-name="P23"/>
      <text:h text:style-name="P24" text:outline-level="1"><text:bookmark-start text:name="__RefHeading___Toc664_476591237"/>References<text:bookmark-end text:name="__RefHeading___Toc664_476591237"/></text:h>
      <text:p text:style-name="P25">[1]<text:span text:style-name="T5"> </text:span>T. Luck, “Declaration issued to halt UK insect declines as evidence mounts of national crisis - Bumblebee Conservation Trust,” <text:span text:style-name="T57">Bumblebee Conservation Trust</text:span>, Sep. 12, 2025. https://www.bumblebeeconservation.org/news/declaration-issued-to-halt-uk-insect-declines-as-evidence-mounts-of-national-crisis/</text:p>
      <text:p text:style-name="P26">[<text:span text:style-name="T4">2</text:span>]<text:span text:style-name="T4"> </text:span>“Insect decline and UK food security - Science, Innovation and Technology Committee,” <text:span text:style-name="T57">Parliament.uk</text:span>, 2023. https://publications.parliament.uk/pa/cm5804/cmselect/cmsctech/326/report.html#heading-1</text:p>
      <text:p text:style-name="P26">[<text:span text:style-name="T8">3</text:span>]<text:span text:style-name="T8"> </text:span>RHS, “Pollinators: decline in numbers,” <text:span text:style-name="T57">Rhs.org.uk</text:span>, 2021. https://www.rhs.org.uk/wildlife/pollinators-decline-in-numbers</text:p>
      <text:p text:style-name="P26">[<text:span text:style-name="T58">4</text:span>]<text:span text:style-name="T58"> </text:span>IBM, “What Is Machine learning?,” <text:span text:style-name="T57">IBM</text:span>, Sep. 22, 2021. https://www.ibm.com/think/topics/machine-learning</text:p>
      <text:p text:style-name="P26">‌[<text:span text:style-name="T13">5</text:span>]<text:span text:style-name="T13"> </text:span>“GPT-3 powers the next generation of apps,” <text:span text:style-name="T57">Openai.com</text:span>, 2021. https://openai.com/index/gpt-3-apps/</text:p>
      <text:p text:style-name="P27">[<text:span text:style-name="T15">6</text:span>]<text:span text:style-name="T15"> </text:span>IBM, “Types of Machine Learning | IBM,” <text:span text:style-name="T57">Ibm.com</text:span>, Aug. 2024. https://www.ibm.com/think/topics/machine-learning-types</text:p>
      <text:p text:style-name="P27">[<text:span text:style-name="T59">7</text:span>]<text:span text:style-name="T59"> </text:span>M. Sahami, S. Dumais, D. Heckerman, E. Horvitz, and G. Building, “A Bayesian Approach to Filtering Junk E-Mail.” Available: http://robotics.stanford.edu/users/sahami/papers-dir/spam.pdf<text:span text:style-name="T59"> Archived: https://web.archive.org/web/20070927171816/http://robotics.stanford.edu/users/sahami/papers-dir/spam.pdf</text:span></text:p>
      <text:p text:style-name="P27">[<text:span text:style-name="T59">8] </text:span>Wikipedia Contributors, “Naive Bayes classifier,” <text:span text:style-name="T57">Wikipedia</text:span>, Mar. 19, 2025.</text:p>
      <text:p text:style-name="P27"><text:span text:style-name="T60">[9] </text:span>‌S. Lloyd, "Least squares quantization in PCM," in IEEE Transactions on Information Theory, vol. 28, no. 2, pp. 129-137, March 1982, doi: 10.1109/TIT.1982.1056489.</text:p>
      <text:p text:style-name="P27">[<text:span text:style-name="T61">10</text:span>]<text:span text:style-name="T61"> </text:span>DZone, “10 Interesting Use Cases for the K-Means Algorithm - DZone AI,” <text:span text:style-name="T57">dzone.com</text:span>, May 23, 2019. https://dzone.com/articles/10-interesting-use-cases-for-the-k-means-algorithm</text:p>
      <text:p text:style-name="P27">[1<text:span text:style-name="T29">1</text:span>]<text:span text:style-name="T29"> </text:span>F. Yuwono, G. P. Yen, and J. Christopher, “Self-Driving Car Racing: Application of Deep Reinforcement Learning,” <text:span text:style-name="T57">arXiv.org</text:span>, 2024. https://arxiv.org/abs/2410.22766 (accessed Dec. 07, 2024).</text:p>
      <text:p text:style-name="P27"><text:soft-page-break/>[1<text:span text:style-name="T32">2</text:span>]<text:span text:style-name="T32"> </text:span>“Who we are | JNCC - Adviser to Government on Nature Conservation,” <text:span text:style-name="T57">jncc.gov.uk</text:span>. https://jncc.gov.uk/about-jncc/who-we-are/</text:p>
      <text:p text:style-name="P27">[1<text:span text:style-name="T37">3</text:span>]<text:span text:style-name="T37"> </text:span>E. I. Amoah, K. White, H. M. Patch, and C. M. Grozinger, “FloralArea: AI-powered algorithm for automated calculation of floral area from flower images to support plant and pollinator research,” <text:span text:style-name="T57">PLOS One</text:span>, vol. 20, no. 9, p. e0332165, Sep. 2025, doi: https://doi.org/10.1371/journal.pone.0332165.</text:p>
      <text:p text:style-name="P27">‌[1<text:span text:style-name="T38">4</text:span>]<text:span text:style-name="T38"> </text:span>eai6, “GitHub - eai6/FloralArea_Web: Gradio Web application for the FloralArea Project,” <text:span text:style-name="T57">GitHub</text:span>, 2025. https://github.com/eai6/FloralArea_Web/ (accessed Mar. 03, 2026).</text:p>
      <text:p text:style-name="P27">‌[<text:span text:style-name="T39">15</text:span>]<text:span text:style-name="T39">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27">‌[1<text:span text:style-name="T39">6</text:span>]<text:span text:style-name="T39"> </text:span>EPA, “Climate impacts on ecosystems | climate change impacts | US EPA,” <text:span text:style-name="T57">Epa.gov</text:span>, Dec. 22, 2016. https://19january2017snapshot.epa.gov/climate-impacts/climate-impacts-ecosystems_.html</text:p>
      <text:p text:style-name="P27">[1<text:span text:style-name="T39">7</text:span>]<text:span text:style-name="T39"> </text:span>European Commission, “Consequences of climate change,” <text:span text:style-name="T57">climate.ec.europa.eu</text:span>, 2024. https://climate.ec.europa.eu/climate-change/consequences-climate-change_en</text:p>
      <text:p text:style-name="P27">‌[1<text:span text:style-name="T40">8</text:span>]<text:span text:style-name="T40"> </text:span>Z. Varga-Szilay, G. Szövényi, and G. Pozsgai, “Flower Visitation through the Lens: Exploring the Foraging Behaviour of Bombus terrestris with a Computer Vision-Based Application,” Insects, vol. 15, no. 9, p. 729, Sep. 2024, doi: https://doi.org/10.3390/insects15090729.</text:p>
      <text:p text:style-name="P28"><text:span text:style-name="T62">[</text:span><text:span text:style-name="T63">1</text:span><text:span text:style-name="T64">9</text:span><text:span text:style-name="T62">]</text:span><text:span text:style-name="T64"> </text:span>N. England, “Agri-Environment Evidence Annual Report 2024-2025: A summary of recently published project reports - NERR165,” <text:span text:style-name="T57">Natural England - Access to Evidence</text:span>, Nov. 20, 2025. https://publications.naturalengland.org.uk/publication/5557026166669312</text:p>
      <text:p text:style-name="P27">[<text:span text:style-name="T46">20</text:span>]<text:span text:style-name="T65"> </text:span>F. Laurent <text:span text:style-name="T57">et al.</text:span>, “LarvaTagger: Manual and automatic tagging of <text:span text:style-name="T57">drosophila</text:span> larval behaviour,” <text:span text:style-name="T57">Bioinformatics</text:span>, vol. 40, no. 7, Jul. 2024, doi: https://doi.org/10.1093/bioinformatics/btae441.</text:p>
      <text:p text:style-name="P29">[2<text:span text:style-name="T46">1</text:span>] E. Fazzari, F. Carrara, Fabrizio Falchi, C. Stefanini, and D. Romano, “Using AI to decode the behavioral responses of an insect to chemical stimuli: towards machine-animal computational technologies,” <text:span text:style-name="T57">International Journal of Machine Learning and Cybernetics</text:span>, vol. 15, no. 5, pp. 1985–1994, Nov. 2023, doi: https://doi.org/10.1007/s13042-023-02009-y.</text:p>
      <text:p text:style-name="P30">‌[<text:span text:style-name="T49">2</text:span><text:span text:style-name="T46">2</text:span>]<text:span text:style-name="T49"> </text:span>Rodrigo Cupertino Bernardes, Lorena Lisbetd Botina, F. Pereira, Kenner Morais Fernandes, M. Augusta, and Gustavo Ferreira Martins, “Toxicological assessment of agrochemicals on bees using <text:soft-page-break/>machine learning tools,” <text:span text:style-name="T57">Journal of Hazardous Materials</text:span>, vol. 424, pp. 127344–127344, Feb. 2022, doi: https://doi.org/10.1016/j.jhazmat.2021.127344.</text:p>
      <text:p text:style-name="P30">[<text:span text:style-name="T66">2</text:span><text:span text:style-name="T46">3</text:span>]<text:span text:style-name="T66"> </text:span>“Application of Neural Networks in Diagnosing Cancer Disease Using Demographic Data.” Available: https://www.ijcaonline.org/volume1/number26/pxc387783.pdf</text:p>
      <text:p text:style-name="P30"><text:span text:style-name="T66">[2</text:span><text:span text:style-name="T46">4</text:span><text:span text:style-name="T66">]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30">[<text:span text:style-name="T66">2</text:span><text:span text:style-name="T46">5</text:span>]<text:span text:style-name="T66"> </text:span>M. A. Nabian and H. Meidani, “Accelerating Stochastic Assessment of Post-Earthquake Transportation Network Connectivity via Machine-Learning-Based Surrogates,” <text:span text:style-name="T57">Trb.org</text:span>, 2018. https://trid.trb.org/view/1496617 (accessed Mar. 04, 2026).</text:p>
      <text:p text:style-name="P27"><text:span text:style-name="T48">‌</text:span>[<text:span text:style-name="T51">2</text:span><text:span text:style-name="T46">6</text:span>]<text:span text:style-name="T51"> </text:span>“Introduction to genetic algorithms — GeneticAlgos documentation,” <text:span text:style-name="T57">Readthedocs.io</text:span>, 2022. https://geneticalgos.readthedocs.io/en/latest/introduction.html (accessed Mar. 04, 2026).</text:p>
      <text:p text:style-name="P27">‌[<text:span text:style-name="T52">2</text:span><text:span text:style-name="T46">7</text:span>]<text:span text:style-name="T52"> </text:span>A. Ghaheri, S. Shoar, M. Naderan, and S. S. Hoseini, “The Applications of Genetic Algorithms in Medicine,” <text:span text:style-name="T57">Oman Medical Journal</text:span>, vol. 30, no. 6, pp. 406–416, Nov. 2015, doi: https://doi.org/10.5001/omj.2015.82.</text:p>
      <text:p text:style-name="P27">‌[<text:span text:style-name="T55">2</text:span><text:span text:style-name="T46">8</text:span>]<text:span text:style-name="T55"> </text:span>IBM, “What is overfitting?,” <text:span text:style-name="T57">Ibm.com</text:span>, Oct. 15, 2021. https://www.ibm.com/think/topics/overfitting</text:p>
      <text:p text:style-name="P27">‌[<text:span text:style-name="T56">2</text:span><text:span text:style-name="T46">9</text:span>]<text:span text:style-name="T56"> </text:span>D. C.-E. Lin, “8 Simple Techniques to Prevent Overfitting | Towards Data Science,” <text:span text:style-name="T57">Towards Data Science</text:span>, Jun. 07, 2020. https://towardsdatascience.com/8-simple-techniques-to-prevent-overfitting-4d443da2ef7d/</text:p>
      <text:p text:style-name="P27"/>
      <text:p text:style-name="P31"><text:span text:style-name="T6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4T12:29:33.772473554</dc:date>
    <meta:editing-duration>PT3H44M47S</meta:editing-duration>
    <meta:editing-cycles>37</meta:editing-cycles>
    <meta:generator>LibreOffice/25.8.5.2$Linux_X86_64 LibreOffice_project/580$Build-2</meta:generator>
    <meta:document-statistic meta:table-count="0" meta:image-count="0" meta:object-count="0" meta:page-count="8" meta:paragraph-count="59" meta:word-count="1943" meta:character-count="14178" meta:non-whitespace-character-count="12306"/>
  </office:meta>
</office:document-meta>
</file>